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7f38" officeooo:paragraph-rsid="000c7f3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7f38" officeooo:paragraph-rsid="000c7f3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7f38" officeooo:paragraph-rsid="000c7f3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7f38" officeooo:paragraph-rsid="000c7f3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c9e3" officeooo:paragraph-rsid="000cc9e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e637f" officeooo:paragraph-rsid="000e637f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6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_Transfert</text:p>
      <text:p text:style-name="P1"/>
      <text:p text:style-name="P3">But :<text:span text:style-name="T1"> Permettre d’envoyer et de recevoir des données entre les modules</text:span></text:p>
      <text:p text:style-name="P2"/>
      <text:p text:style-name="P3">Architecture</text:p>
      <text:p text:style-name="P3"/>
      <text:p text:style-name="P2">L’interface sera constituée de deux objets. <text:span text:style-name="T2">Un objet qu’on peut uniquement écrire ce qui envoie l’information et un autre objet qu’on peut uniquement lire ce qui permet de recevoir de l’information.</text:span></text:p>
      <text:p text:style-name="P2"/>
      <text:p text:style-name="P6">L’api permettra aussi de vérifier si les deux modules sont toujours là, s’il n’y a pas eu de bug et permettra d’informer le lecteur que la transmission est terminé.</text:p>
      <text:p text:style-name="P2"/>
      <text:p text:style-name="P5">Par mesure de sécurité, ce transfert sera construit sur un modèle producteur-consommateur limité par une taille afin que le module <text:span text:style-name="T2">lecteur </text:span>ne soit pas surcharg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0:36:53.377906023</meta:creation-date>
    <dc:date>2022-03-13T12:38:37.059435038</dc:date>
    <meta:editing-duration>PT12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99" meta:character-count="617" meta:non-whitespace-character-count="524"/>
  </office:meta>
</office:document-meta>
</file>